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Petrochemicals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_tar" xlink:type="simple">Coal Tar</text:a> </text:p>
          </table:table-cell>
          <table:table-cell table:style-name="ce17" office:value-type="string" calcext:value-type="string">
            <text:p><text:a xlink:href="../docs/html/cargos.html#coal_tar" xlink:type="simple">Coal Tar</text:a> 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NH3_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Stee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2])" office:value-type="float" office:value="62" calcext:value-type="float">
            <text:p>62</text:p>
          </table:table-cell>
          <table:table-cell table:formula="of:=COUNT([.B2:.B112])" office:value-type="float" office:value="48" calcext:value-type="float">
            <text:p>48</text:p>
          </table:table-cell>
          <table:table-cell table:formula="of:=COUNT([.C2:.C112])" office:value-type="float" office:value="64" calcext:value-type="float">
            <text:p>64</text:p>
          </table:table-cell>
          <table:table-cell table:formula="of:=COUNT([.P2:.P112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10484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ndustries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vil_explosives_facility" xlink:type="simple">Civil Explosives Facility</text:a> 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pper_concentrator" xlink:type="simple">Copper Concentrator</text:a> 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actory_1" xlink:type="simple">Factory 1</text:a> 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actory_2" xlink:type="simple">Factory 2</text:a> 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actory_3" xlink:type="simple">Factory 3</text:a> 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ferrochrome_smelter" xlink:type="simple">Ferrochrome Smelter</text:a> 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ood_processor" xlink:type="simple">Food Processing Plant</text:a> 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machine_shop" xlink:type="simple">Machine Shop</text:a> 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chine_works" xlink:type="simple">Machine Works</text:a> 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stics_plant" xlink:type="simple">PVC Plant</text:a> 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lypropylene_plant" xlink:type="simple">Polypropylene Plant</text:a> 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plant" xlink:type="simple">Recycling Plant</text:a> 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soda_ash_mine" xlink:type="simple">Soda Ash Mine</text:a> 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sulphuric_acid_plant" xlink:type="simple">Sulphuric Acid Plant</text:a> 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3">
          <table:table-cell table:formula="of:=COUNT([.A3:.A113])" office:value-type="float" office:value="30" calcext:value-type="float">
            <text:p>30</text:p>
          </table:table-cell>
          <table:table-cell table:formula="of:=COUNT([.B3:.B113])" office:value-type="float" office:value="80" calcext:value-type="float">
            <text:p>80</text:p>
          </table:table-cell>
          <table:table-cell table:number-columns-repeated="6"/>
        </table:table-row>
        <table:table-row table:style-name="ro3" table:number-rows-repeated="1048461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9:11:27.8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9:43:25.143000000</meta:creation-date>
    <dc:date>2022-05-23T00:18:07.321000000</dc:date>
    <meta:editing-duration>PT17H41M24S</meta:editing-duration>
    <meta:editing-cycles>3</meta:editing-cycles>
    <meta:generator>LibreOffice/7.0.3.1$Windows_X86_64 LibreOffice_project/d7547858d014d4cf69878db179d326fc3483e082</meta:generator>
    <meta:document-statistic meta:table-count="2" meta:cell-count="1933" meta:object-count="0"/>
  </office:meta>
</office:document-meta>
</file>